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oriented-programming"/>Object Oriented Programming<text:bookmark-end text:name="object-oriented-programming"/></text:h>
      <text:h text:style-name="Heading_20_2" text:outline-level="2"><text:bookmark-start text:name="homework-assignment"/>Homework Assignment<text:bookmark-end text:name="homework-assignment"/></text:h>
      <text:h text:style-name="Heading_20_4" text:outline-level="4"><text:bookmark-start text:name="problem-1"/>Problem 1<text:bookmark-end text:name="problem-1"/></text:h>
      <text:p text:style-name="First_20_paragraph">Fill in the Line class methods to accept coordinates as a pair of tuples and return the slope and distance of the line.</text:p>
      <text:p text:style-name="P1">class Line(object):</text:p>
      <text:p text:style-name="P2"><text:s text:c="4"/></text:p>
      <text:p text:style-name="P3"><text:s text:c="4"/>def __init__(self,coor1,coor2):</text:p>
      <text:p text:style-name="P4"><text:s text:c="8"/>self.coor1 = coor1</text:p>
      <text:p text:style-name="P5"><text:s text:c="8"/>self.coor2 = coor2</text:p>
      <text:p text:style-name="P6"><text:s text:c="4"/></text:p>
      <text:p text:style-name="P7"><text:s text:c="4"/>def distance(self):</text:p>
      <text:p text:style-name="P8"><text:s text:c="8"/>x1,y1 = self.coor1</text:p>
      <text:p text:style-name="P9"><text:s text:c="8"/>x2,y2 = self.coor2</text:p>
      <text:p text:style-name="P10"><text:s text:c="8"/>return ((x2-x1)**2 + (y2-y1)**2)**0.5</text:p>
      <text:p text:style-name="P11"><text:s text:c="4"/></text:p>
      <text:p text:style-name="P12"><text:s text:c="4"/>def slope(self):</text:p>
      <text:p text:style-name="P13"><text:s text:c="8"/>x1,y1 = self.coor1</text:p>
      <text:p text:style-name="P14"><text:s text:c="8"/>x2,y2 = self.coor2</text:p>
      <text:p text:style-name="P15"><text:s text:c="8"/>return (y2-y1)/(x2-x1)</text:p>
      <text:p text:style-name="P16">coordinate1 = (3,2)</text:p>
      <text:p text:style-name="P17">coordinate2 = (8,10)</text:p>
      <text:p text:style-name="P18"/>
      <text:p text:style-name="P19">li = Line(coordinate1,coordinate2)</text:p>
      <text:p text:style-name="P20">li.distance()</text:p>
      <text:p text:style-name="P21">9.433981132056603</text:p>
      <text:p text:style-name="P22">li.slope()</text:p>
      <text:p text:style-name="P23">1.6</text:p>
      <text:p text:style-name="Horizontal_20_Line"/>
      <text:h text:style-name="Heading_20_4" text:outline-level="4"><text:bookmark-start text:name="problem-2"/>Problem 2<text:bookmark-end text:name="problem-2"/></text:h>
      <text:p text:style-name="First_20_paragraph">Fill in the class</text:p>
      <text:p text:style-name="P24">class Cylinder:</text:p>
      <text:p text:style-name="P25"><text:s text:c="4"/></text:p>
      <text:p text:style-name="P26"><text:s text:c="4"/>def __init__(self,height=1,radius=1):</text:p>
      <text:p text:style-name="P27"><text:s text:c="8"/>self.height = height</text:p>
      <text:p text:style-name="P28"><text:s text:c="8"/>self.radius = radius</text:p>
      <text:p text:style-name="P29"><text:s text:c="8"/></text:p>
      <text:p text:style-name="P30"><text:s text:c="4"/>def volume(self):</text:p>
      <text:p text:style-name="P31"><text:s text:c="8"/>return self.height*3.14*(self.radius)**2</text:p>
      <text:p text:style-name="P32"><text:s text:c="4"/></text:p>
      <text:p text:style-name="P33"><text:s text:c="4"/>def surface_area(self):</text:p>
      <text:p text:style-name="P34"><text:s text:c="8"/>top = 3.14 * (self.radius)**2</text:p>
      <text:p text:style-name="P35"><text:s text:c="8"/>return (2*top) + (2*3.14*self.radius*self.height)</text:p>
      <text:p text:style-name="P36">c = Cylinder(2,3)</text:p>
      <text:p text:style-name="P37">c.volume()</text:p>
      <text:p text:style-name="P38">56.52</text:p>
      <text:p text:style-name="P39">c.surface_area()</text:p>
      <text:p text:style-name="P40">9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4:58Z</meta:creation-date>
    <dc:date>2022-12-19T20:34:58Z</dc:date>
  </office:meta>
</office:document-meta>
</file>